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TSY BRUSH" svg:font-family="'ARTSY BRUSH'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9f35b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ARTSY BRUSH" fo:font-size="32pt" fo:font-weight="normal" officeooo:rsid="0019f35b" officeooo:paragraph-rsid="0019f35b" style:font-weight-asian="normal" style:font-weight-complex="normal"/>
    </style:style>
    <style:style style:name="P3" style:family="paragraph">
      <style:text-properties fo:color="#ffffff" loext:opacity="100%" style:font-name="Ubuntu Nerd Font"/>
    </style:style>
    <style:style style:name="P4" style:family="paragraph">
      <loext:graphic-properties draw:fill="none" draw:fill-color="#ffffff"/>
      <style:text-properties fo:color="#ffffff" loext:opacity="100%" style:font-name="Ubuntu Nerd Font"/>
    </style:style>
    <style:style style:name="P5" style:family="paragraph" style:parent-style-name="Text_20_body">
      <style:text-properties fo:font-weight="normal" officeooo:paragraph-rsid="0017f700" style:font-weight-asian="normal" style:font-weight-complex="normal"/>
    </style:style>
    <style:style style:name="P6" style:family="paragraph">
      <loext:graphic-properties draw:fill-color="#000000"/>
    </style:style>
    <style:style style:name="P7" style:family="paragraph" style:parent-style-name="Text_20_body">
      <style:text-properties officeooo:rsid="008796d8" officeooo:paragraph-rsid="008796d8"/>
    </style:style>
    <style:style style:name="P8" style:family="paragraph" style:parent-style-name="Text_20_body">
      <style:text-properties officeooo:paragraph-rsid="0017f700"/>
    </style:style>
    <style:style style:name="P9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Ubuntu Nerd Font"/>
    </style:style>
    <style:style style:name="P12" style:family="paragraph" style:parent-style-name="Text_20_body">
      <style:text-properties style:font-name="Ubuntu Nerd Font" officeooo:rsid="003fac6c" officeooo:paragraph-rsid="006f5b64"/>
    </style:style>
    <style:style style:name="P13" style:family="paragraph" style:parent-style-name="Heading_20_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paragraph-rsid="0017f700"/>
    </style:style>
    <style:style style:name="P15" style:family="paragraph" style:parent-style-name="Text_20_body" style:list-style-name="L1">
      <style:text-properties style:font-name="Ubuntu Nerd Font" officeooo:rsid="002ab5e7" officeooo:paragraph-rsid="0017f700"/>
    </style:style>
    <style:style style:name="P16" style:family="paragraph" style:parent-style-name="Text_20_body">
      <style:text-properties style:font-name="Ubuntu Nerd Font" officeooo:rsid="002ab5e7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8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9" style:family="paragraph" style:parent-style-name="Heading_20_1">
      <style:paragraph-properties fo:break-before="page"/>
      <style:text-properties style:font-name="Ubuntu Nerd Font"/>
    </style:style>
    <style:style style:name="P20" style:family="paragraph" style:parent-style-name="Heading_20_2">
      <style:text-properties style:font-name="Ubuntu Nerd Font"/>
    </style:style>
    <style:style style:name="P2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style:font-name="Ubuntu Nerd Font" fo:font-weight="bold" style:font-weight-asian="bold" style:font-weight-complex="bold" loext:padding="0in" loext:border="none"/>
    </style:style>
    <style:style style:name="P22" style:family="paragraph" style:parent-style-name="Text_20_body" style:list-style-name="L2">
      <style:paragraph-properties fo:margin-top="0in" fo:margin-bottom="0in" style:contextual-spacing="false"/>
      <style:text-properties style:font-name="Ubuntu Nerd Font" loext:padding="0in" loext:border="none"/>
    </style:style>
    <style:style style:name="P23" style:family="paragraph" style:parent-style-name="Text_20_body" style:list-style-name="L2">
      <style:paragraph-properties fo:margin-top="0in" fo:margin-bottom="0in" style:contextual-spacing="false"/>
      <style:text-properties style:font-name="Ubuntu Nerd Font" fo:font-weight="bold" style:font-weight-asian="bold" style:font-weight-complex="bold" loext:padding="0in" loext:border="none"/>
    </style:style>
    <style:style style:name="P24" style:family="paragraph" style:parent-style-name="Text_20_body" style:list-style-name="L2">
      <style:paragraph-properties fo:margin-top="0in" fo:margin-bottom="0in" style:contextual-spacing="false"/>
      <style:text-properties style:font-name="Ubuntu Nerd Font" fo:font-weight="bold" officeooo:rsid="00229354" officeooo:paragraph-rsid="00229354" style:font-weight-asian="bold" style:font-weight-complex="bold" loext:padding="0in" loext:border="none"/>
    </style:style>
    <style:style style:name="P25" style:family="paragraph" style:parent-style-name="Text_20_body" style:list-style-name="L2">
      <style:text-properties style:font-name="Ubuntu Nerd Font" loext:padding="0in" loext:border="none"/>
    </style:style>
    <style:style style:name="P26" style:family="paragraph" style:parent-style-name="Text_20_body">
      <style:text-properties style:font-name="Ubuntu Nerd Font"/>
    </style:style>
    <style:style style:name="P27" style:family="paragraph" style:parent-style-name="Text_20_body">
      <style:text-properties style:font-name="Ubuntu Nerd Font" officeooo:paragraph-rsid="001bed97"/>
    </style:style>
    <style:style style:name="P28" style:family="paragraph" style:parent-style-name="Heading_20_2">
      <style:paragraph-properties fo:break-before="page"/>
      <style:text-properties style:font-name="Ubuntu Nerd Font" officeooo:paragraph-rsid="001bed97"/>
    </style:style>
    <style:style style:name="P29" style:family="paragraph" style:parent-style-name="Text_20_body" style:list-style-name="L3">
      <style:paragraph-properties fo:margin-top="0in" fo:margin-bottom="0in" style:contextual-spacing="false"/>
    </style:style>
    <style:style style:name="P30" style:family="paragraph" style:parent-style-name="Text_20_body" style:list-style-name="L3">
      <style:paragraph-properties fo:margin-top="0in" fo:margin-bottom="0in" style:contextual-spacing="false"/>
      <style:text-properties style:font-name="Ubuntu Nerd Font" loext:padding="0in" loext:border="none"/>
    </style:style>
    <style:style style:name="P31" style:family="paragraph" style:parent-style-name="Text_20_body" style:list-style-name="L3">
      <style:paragraph-properties fo:margin-top="0in" fo:margin-bottom="0in" style:contextual-spacing="false"/>
      <style:text-properties style:font-name="Ubuntu Nerd Font" fo:font-weight="bold" style:font-weight-asian="bold" style:font-weight-complex="bold" loext:padding="0in" loext:border="none"/>
    </style:style>
    <style:style style:name="P32" style:family="paragraph" style:parent-style-name="Text_20_body" style:list-style-name="L3">
      <style:paragraph-properties fo:margin-top="0in" fo:margin-bottom="0in" style:contextual-spacing="false"/>
      <style:text-properties style:font-name="Ubuntu Nerd Font" fo:font-weight="bold" officeooo:rsid="002cea77" officeooo:paragraph-rsid="002cea77" style:font-weight-asian="bold" style:font-weight-complex="bold" loext:padding="0in" loext:border="none"/>
    </style:style>
    <style:style style:name="P33" style:family="paragraph" style:parent-style-name="Text_20_body" style:list-style-name="L3">
      <style:paragraph-properties fo:margin-top="0in" fo:margin-bottom="0in" style:contextual-spacing="false"/>
      <style:text-properties style:font-name="Ubuntu Nerd Font" fo:font-weight="bold" officeooo:rsid="00242805" officeooo:paragraph-rsid="00242805" style:font-weight-asian="bold" style:font-weight-complex="bold" loext:padding="0in" loext:border="none"/>
    </style:style>
    <style:style style:name="P34" style:family="paragraph" style:parent-style-name="Text_20_body" style:list-style-name="L3">
      <style:text-properties style:font-name="Ubuntu Nerd Font" loext:padding="0in" loext:border="none"/>
    </style:style>
    <style:style style:name="P35" style:family="paragraph" style:parent-style-name="Heading_20_2">
      <style:paragraph-properties fo:break-before="page"/>
      <style:text-properties style:font-name="Ubuntu Nerd Font" officeooo:rsid="001bed97" officeooo:paragraph-rsid="001bed97"/>
    </style:style>
    <style:style style:name="P36" style:family="paragraph" style:parent-style-name="Text_20_body">
      <style:text-properties officeooo:paragraph-rsid="001bed97"/>
    </style:style>
    <style:style style:name="P37" style:family="paragraph" style:parent-style-name="Text_20_body" style:list-style-name="L4" style:master-page-name="">
      <style:paragraph-properties fo:line-height="100%" style:page-number="auto"/>
    </style:style>
    <style:style style:name="P38" style:family="paragraph" style:parent-style-name="Text_20_body" style:list-style-name="L4">
      <style:paragraph-properties fo:line-height="100%"/>
    </style:style>
    <style:style style:name="P39" style:family="paragraph" style:parent-style-name="Text_20_body" style:list-style-name="L5">
      <style:paragraph-properties fo:margin-top="0in" fo:margin-bottom="0in" style:contextual-spacing="false" fo:line-height="100%"/>
      <style:text-properties style:font-name="Ubuntu Nerd Font" fo:font-size="12pt" style:font-name-asian="Noto Sans Mono CJK SC" style:font-size-asian="10pt" style:font-name-complex="Liberation Mono" style:font-size-complex="10pt" loext:padding="0in" loext:border="none"/>
    </style:style>
    <style:style style:name="P40" style:family="paragraph" style:parent-style-name="Text_20_body" style:list-style-name="L5">
      <style:paragraph-properties fo:margin-top="0in" fo:margin-bottom="0in" style:contextual-spacing="false"/>
      <style:text-properties style:font-name="Ubuntu Nerd Font" fo:font-size="12pt" style:font-name-asian="Noto Sans Mono CJK SC" style:font-size-asian="10pt" style:font-name-complex="Liberation Mono" style:font-size-complex="10pt" loext:padding="0in" loext:border="none"/>
    </style:style>
    <style:style style:name="P41" style:family="paragraph" style:parent-style-name="Text_20_body" style:list-style-name="L5">
      <style:paragraph-properties fo:margin-top="0in" fo:margin-bottom="0in" style:contextual-spacing="false"/>
      <style:text-properties style:font-name="Ubuntu Nerd Font" fo:font-size="12pt" officeooo:paragraph-rsid="002051db" style:font-name-asian="Noto Sans Mono CJK SC" style:font-size-asian="10pt" style:font-name-complex="Liberation Mono" style:font-size-complex="10pt" loext:padding="0in" loext:border="none"/>
    </style:style>
    <style:style style:name="P42" style:family="paragraph" style:parent-style-name="Text_20_body" style:list-style-name="L5">
      <style:paragraph-properties fo:margin-top="0in" fo:margin-bottom="0in" style:contextual-spacing="false"/>
      <style:text-properties style:font-name="Ubuntu Nerd Font" fo:font-size="12pt" officeooo:rsid="002051db" officeooo:paragraph-rsid="002051db" style:font-name-asian="Noto Sans Mono CJK SC" style:font-size-asian="10pt" style:font-name-complex="Liberation Mono" style:font-size-complex="10pt" loext:padding="0in" loext:border="none"/>
    </style:style>
    <style:style style:name="P43" style:family="paragraph" style:parent-style-name="Text_20_body" style:list-style-name="L5">
      <style:paragraph-properties fo:margin-top="0in" fo:margin-bottom="0in" style:contextual-spacing="false"/>
      <style:text-properties style:font-name="Ubuntu Nerd Font" fo:font-size="12pt" fo:font-weight="bold" officeooo:rsid="002c409c" officeooo:paragraph-rsid="002c409c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44" style:family="paragraph" style:parent-style-name="Text_20_body" style:list-style-name="L5">
      <style:paragraph-properties fo:margin-top="0in" fo:margin-bottom="0in" style:contextual-spacing="false"/>
      <style:text-properties style:font-name="Ubuntu Nerd Font" fo:font-size="12pt" fo:font-weight="bold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45" style:family="paragraph" style:parent-style-name="Text_20_body" style:list-style-name="L5">
      <style:paragraph-properties fo:margin-top="0in" fo:margin-bottom="0in" style:contextual-spacing="false"/>
      <style:text-properties style:font-name="Ubuntu Nerd Font" fo:font-size="12pt" fo:font-weight="bold" officeooo:paragraph-rsid="002592a1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46" style:family="paragraph" style:parent-style-name="Text_20_body" style:list-style-name="L5">
      <style:text-properties style:font-name="Ubuntu Nerd Font" fo:font-size="12pt" fo:font-weight="bold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47" style:family="paragraph" style:parent-style-name="Preformatted_20_Text">
      <style:paragraph-properties fo:margin-top="0in" fo:margin-bottom="0.0972in" style:contextual-spacing="false" fo:line-height="115%"/>
      <style:text-properties style:font-name="Ubuntu Nerd Font" fo:font-size="14pt" style:font-size-asian="10pt" style:font-size-complex="10pt"/>
    </style:style>
    <style:style style:name="P48" style:family="paragraph" style:parent-style-name="Text_20_body" style:list-style-name="L6">
      <style:text-properties style:font-name="Ubuntu Nerd Font" officeooo:paragraph-rsid="001d6193"/>
    </style:style>
    <style:style style:name="P49" style:family="paragraph" style:parent-style-name="Text_20_body" style:list-style-name="L7">
      <style:paragraph-properties fo:margin-top="0in" fo:margin-bottom="0in" style:contextual-spacing="false"/>
      <style:text-properties style:font-name="Ubuntu Nerd Font"/>
    </style:style>
    <style:style style:name="P50" style:family="paragraph" style:parent-style-name="Text_20_body" style:list-style-name="L7">
      <style:paragraph-properties fo:margin-top="0in" fo:margin-bottom="0in" style:contextual-spacing="false"/>
      <style:text-properties style:font-name="Ubuntu Nerd Font" fo:font-weight="bold" style:font-weight-asian="bold" style:font-weight-complex="bold"/>
    </style:style>
    <style:style style:name="P51" style:family="paragraph" style:parent-style-name="Text_20_body" style:list-style-name="L7">
      <style:paragraph-properties fo:margin-top="0in" fo:margin-bottom="0in" style:contextual-spacing="false"/>
      <style:text-properties style:font-name="Ubuntu Nerd Font" fo:font-weight="bold" officeooo:rsid="002ed66b" officeooo:paragraph-rsid="002ed66b" style:font-weight-asian="bold" style:font-weight-complex="bold"/>
    </style:style>
    <style:style style:name="P52" style:family="paragraph" style:parent-style-name="Text_20_body" style:list-style-name="L7">
      <style:text-properties style:font-name="Ubuntu Nerd Font"/>
    </style:style>
    <style:style style:name="P53" style:family="paragraph" style:parent-style-name="Standard">
      <style:paragraph-properties fo:margin-top="0in" fo:margin-bottom="0.1965in" style:contextual-spacing="false"/>
      <style:text-properties style:font-name="Ubuntu Nerd Font"/>
    </style:style>
    <style:style style:name="P54" style:family="paragraph" style:parent-style-name="Text_20_body" style:list-style-name="L8">
      <style:paragraph-properties fo:margin-top="0in" fo:margin-bottom="0in" style:contextual-spacing="false"/>
      <style:text-properties style:font-name="Ubuntu Nerd Font"/>
    </style:style>
    <style:style style:name="P55" style:family="paragraph" style:parent-style-name="Text_20_body" style:list-style-name="L8">
      <style:paragraph-properties fo:margin-top="0in" fo:margin-bottom="0in" style:contextual-spacing="false"/>
      <style:text-properties style:font-name="Ubuntu Nerd Font" fo:font-weight="bold" style:font-weight-asian="bold" style:font-weight-complex="bold"/>
    </style:style>
    <style:style style:name="P56" style:family="paragraph" style:parent-style-name="Text_20_body" style:list-style-name="L8">
      <style:paragraph-properties fo:margin-top="0in" fo:margin-bottom="0in" style:contextual-spacing="false"/>
      <style:text-properties style:font-name="Ubuntu Nerd Font" fo:font-weight="bold" officeooo:rsid="002275e4" officeooo:paragraph-rsid="002275e4" style:font-weight-asian="bold" style:font-weight-complex="bold"/>
    </style:style>
    <style:style style:name="P57" style:family="paragraph" style:parent-style-name="Text_20_body" style:list-style-name="L8">
      <style:paragraph-properties fo:margin-top="0in" fo:margin-bottom="0in" style:contextual-spacing="false"/>
      <style:text-properties style:text-line-through-style="solid" style:text-line-through-type="single" style:font-name="Ubuntu Nerd Font"/>
    </style:style>
    <style:style style:name="P58" style:family="paragraph" style:parent-style-name="Text_20_body" style:list-style-name="L8">
      <style:text-properties style:text-line-through-style="solid" style:text-line-through-type="single" style:font-name="Ubuntu Nerd Font"/>
    </style:style>
    <style:style style:name="P59" style:family="paragraph" style:parent-style-name="Heading_20_1">
      <style:paragraph-properties fo:break-before="page"/>
      <style:text-properties style:font-name="Ubuntu Nerd Font" officeooo:paragraph-rsid="00361795"/>
    </style:style>
    <style:style style:name="P60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61" style:family="paragraph" style:parent-style-name="Text_20_body" style:list-style-name="L9">
      <style:paragraph-properties fo:margin-top="0in" fo:margin-bottom="0in" style:contextual-spacing="false"/>
      <style:text-properties style:font-name="Ubuntu Nerd Font" fo:font-size="13.5pt" fo:font-weight="bold" style:font-weight-asian="bold" style:font-weight-complex="bold" loext:padding="0in" loext:border="none"/>
    </style:style>
    <style:style style:name="P62" style:family="paragraph" style:parent-style-name="Text_20_body" style:list-style-name="L9">
      <style:paragraph-properties fo:margin-top="0in" fo:margin-bottom="0in" style:contextual-spacing="false"/>
    </style:style>
    <style:style style:name="P63" style:family="paragraph" style:parent-style-name="Text_20_body" style:list-style-name="L9">
      <style:paragraph-properties fo:margin-top="0in" fo:margin-bottom="0in" style:contextual-spacing="false"/>
      <style:text-properties style:font-name="Ubuntu Nerd Font" fo:font-size="13.5pt" fo:font-weight="normal" officeooo:rsid="0057b04d" officeooo:paragraph-rsid="0057b04d" style:font-weight-asian="normal" style:font-weight-complex="normal" loext:padding="0in" loext:border="none"/>
    </style:style>
    <style:style style:name="P64" style:family="paragraph" style:parent-style-name="Text_20_body" style:list-style-name="L9">
      <style:paragraph-properties fo:margin-top="0in" fo:margin-bottom="0in" style:contextual-spacing="false"/>
      <style:text-properties style:font-name="Ubuntu Nerd Font" fo:font-size="13.5pt" fo:font-weight="normal" officeooo:rsid="0045e413" officeooo:paragraph-rsid="0046d3b2" style:font-weight-asian="normal" style:font-weight-complex="normal" loext:padding="0in" loext:border="none"/>
    </style:style>
    <style:style style:name="P65" style:family="paragraph" style:parent-style-name="Text_20_body" style:list-style-name="L9">
      <style:paragraph-properties fo:margin-top="0in" fo:margin-bottom="0in" style:contextual-spacing="false"/>
      <style:text-properties style:font-name="Ubuntu Nerd Font" fo:font-size="13.5pt" fo:font-weight="normal" style:font-weight-asian="normal" style:font-weight-complex="normal" loext:padding="0in" loext:border="none"/>
    </style:style>
    <style:style style:name="P66" style:family="paragraph" style:parent-style-name="Text_20_body" style:list-style-name="L9">
      <style:paragraph-properties fo:margin-top="0in" fo:margin-bottom="0in" style:contextual-spacing="false"/>
      <style:text-properties style:font-name="Ubuntu Nerd Font" fo:font-size="13.5pt" fo:font-weight="normal" officeooo:paragraph-rsid="0047a240" style:font-weight-asian="normal" style:font-weight-complex="normal" loext:padding="0in" loext:border="none"/>
    </style:style>
    <style:style style:name="P67" style:family="paragraph" style:parent-style-name="Text_20_body" style:list-style-name="L9">
      <style:paragraph-properties fo:margin-top="0in" fo:margin-bottom="0in" style:contextual-spacing="false"/>
      <style:text-properties style:font-name="Ubuntu Nerd Font" fo:font-size="13.5pt" fo:font-weight="bold" officeooo:paragraph-rsid="0047a240" style:font-weight-asian="bold" style:font-weight-complex="bold" loext:padding="0in" loext:border="none"/>
    </style:style>
    <style:style style:name="P68" style:family="paragraph" style:parent-style-name="Text_20_body" style:list-style-name="L9">
      <style:paragraph-properties fo:margin-top="0in" fo:margin-bottom="0in" style:contextual-spacing="false"/>
      <style:text-properties style:font-name="Ubuntu Nerd Font" fo:font-size="13.5pt" fo:font-weight="normal" officeooo:rsid="004bb2c8" officeooo:paragraph-rsid="004bb2c8" style:font-weight-asian="normal" style:font-weight-complex="normal" loext:padding="0in" loext:border="none"/>
    </style:style>
    <style:style style:name="P69" style:family="paragraph" style:parent-style-name="Text_20_body" style:list-style-name="L9">
      <style:paragraph-properties fo:margin-top="0in" fo:margin-bottom="0in" style:contextual-spacing="false"/>
      <style:text-properties style:font-name="Ubuntu Nerd Font" fo:font-size="13.5pt" fo:font-weight="normal" officeooo:paragraph-rsid="004d64b8" style:font-weight-asian="normal" style:font-weight-complex="normal" loext:padding="0in" loext:border="none"/>
    </style:style>
    <style:style style:name="P70" style:family="paragraph" style:parent-style-name="Text_20_body" style:list-style-name="L9">
      <style:paragraph-properties fo:margin-top="0in" fo:margin-bottom="0in" style:contextual-spacing="false"/>
      <style:text-properties officeooo:paragraph-rsid="004eb711"/>
    </style:style>
    <style:style style:name="P71" style:family="paragraph" style:parent-style-name="Text_20_body" style:list-style-name="L9">
      <style:paragraph-properties fo:margin-top="0in" fo:margin-bottom="0in" style:contextual-spacing="false"/>
      <style:text-properties officeooo:paragraph-rsid="006134d6"/>
    </style:style>
    <style:style style:name="P72" style:family="paragraph" style:parent-style-name="Text_20_body" style:list-style-name="L9">
      <style:paragraph-properties fo:margin-top="0in" fo:margin-bottom="0in" style:contextual-spacing="false"/>
      <style:text-properties officeooo:paragraph-rsid="007985c2"/>
    </style:style>
    <style:style style:name="P73" style:family="paragraph" style:parent-style-name="Text_20_body" style:list-style-name="L9">
      <style:paragraph-properties fo:margin-top="0in" fo:margin-bottom="0in" style:contextual-spacing="false"/>
      <style:text-properties style:font-name="Ubuntu Nerd Font" fo:font-size="13.5pt" fo:font-weight="normal" officeooo:paragraph-rsid="004eb711" style:font-weight-asian="normal" style:font-weight-complex="normal" loext:padding="0in" loext:border="none"/>
    </style:style>
    <style:style style:name="P74" style:family="paragraph" style:parent-style-name="Text_20_body">
      <style:paragraph-properties fo:margin-top="0in" fo:margin-bottom="0in" style:contextual-spacing="false"/>
      <style:text-properties style:font-name="Ubuntu Nerd Font" fo:font-size="13.5pt" fo:font-weight="normal" style:font-weight-asian="normal" style:font-weight-complex="normal" loext:padding="0in" loext:border="none"/>
    </style:style>
    <style:style style:name="P75" style:family="paragraph" style:parent-style-name="Text_20_body">
      <style:paragraph-properties fo:margin-top="0in" fo:margin-bottom="0in" style:contextual-spacing="false" fo:text-align="end" style:justify-single-word="false"/>
      <style:text-properties style:font-name="Ubuntu Nerd Font" fo:font-size="13.5pt" fo:font-weight="normal" style:font-weight-asian="normal" style:font-weight-complex="normal" loext:padding="0in" loext:border="none"/>
    </style:style>
    <style:style style:name="P76" style:family="paragraph" style:parent-style-name="Text_20_body">
      <style:paragraph-properties fo:margin-top="0in" fo:margin-bottom="0in" style:contextual-spacing="false" fo:text-align="end" style:justify-single-word="false"/>
      <style:text-properties style:font-name="Ubuntu Nerd Font" fo:font-size="13.5pt" fo:font-weight="normal" officeooo:rsid="00726158" officeooo:paragraph-rsid="00726158" style:font-weight-asian="normal" style:font-weight-complex="normal" loext:padding="0in" loext:border="none"/>
    </style:style>
    <style:style style:name="T1" style:family="text">
      <style:text-properties officeooo:rsid="001c9717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 style:text-line-through-type="single" officeooo:rsid="006f5b64"/>
    </style:style>
    <style:style style:name="T5" style:family="text">
      <style:text-properties officeooo:rsid="006f5b64"/>
    </style:style>
    <style:style style:name="T6" style:family="text">
      <style:text-properties officeooo:rsid="006f5b64" fo:background-color="#fff5ce" loext:char-shading-value="0"/>
    </style:style>
    <style:style style:name="T7" style:family="text">
      <style:text-properties officeooo:rsid="00297023"/>
    </style:style>
    <style:style style:name="T8" style:family="text">
      <style:text-properties officeooo:rsid="002a19e5"/>
    </style:style>
    <style:style style:name="T9" style:family="text">
      <style:text-properties officeooo:rsid="0034205e"/>
    </style:style>
    <style:style style:name="T10" style:family="text">
      <style:text-properties fo:font-style="italic" officeooo:rsid="0034a4eb" style:font-style-asian="italic" style:font-style-complex="italic"/>
    </style:style>
    <style:style style:name="T11" style:family="text">
      <style:text-properties officeooo:rsid="002275e4"/>
    </style:style>
    <style:style style:name="T12" style:family="text">
      <style:text-properties officeooo:rsid="0036fa29"/>
    </style:style>
    <style:style style:name="T13" style:family="text">
      <style:text-properties officeooo:rsid="003af2b7"/>
    </style:style>
    <style:style style:name="T14" style:family="text">
      <style:text-properties officeooo:rsid="003b518e"/>
    </style:style>
    <style:style style:name="T15" style:family="text">
      <style:text-properties fo:font-weight="bold" officeooo:rsid="00229354" style:font-weight-asian="bold" style:font-weight-complex="bold"/>
    </style:style>
    <style:style style:name="T16" style:family="text">
      <style:text-properties officeooo:rsid="00229354"/>
    </style:style>
    <style:style style:name="T17" style:family="text">
      <style:text-properties officeooo:rsid="001bed97"/>
    </style:style>
    <style:style style:name="T18" style:family="text">
      <style:text-properties style:font-name="Ubuntu Nerd Font" loext:padding="0in" loext:border="none"/>
    </style:style>
    <style:style style:name="T19" style:family="text">
      <style:text-properties officeooo:rsid="0023b046"/>
    </style:style>
    <style:style style:name="T20" style:family="text">
      <style:text-properties officeooo:rsid="002051db"/>
    </style:style>
    <style:style style:name="T21" style:family="text">
      <style:text-properties officeooo:rsid="0023d6aa"/>
    </style:style>
    <style:style style:name="T22" style:family="text">
      <style:text-properties officeooo:rsid="002e0f80"/>
    </style:style>
    <style:style style:name="T23" style:family="text">
      <style:text-properties style:font-name="Ubuntu Nerd Font"/>
    </style:style>
    <style:style style:name="T24" style:family="text">
      <style:text-properties style:font-name="Ubuntu Nerd Font" fo:font-weight="bold" style:font-weight-asian="bold" style:font-weight-complex="bold"/>
    </style:style>
    <style:style style:name="T25" style:family="text">
      <style:text-properties style:font-name="Ubuntu Nerd Font" fo:font-weight="bold" officeooo:rsid="002577ca" style:font-weight-asian="bold" style:font-weight-complex="bold"/>
    </style:style>
    <style:style style:name="T26" style:family="text">
      <style:text-properties style:font-name="Ubuntu Nerd Font" fo:font-weight="bold" officeooo:rsid="002b866c" style:font-weight-asian="bold" style:font-weight-complex="bold"/>
    </style:style>
    <style:style style:name="T27" style:family="text">
      <style:text-properties officeooo:rsid="002caf0e"/>
    </style:style>
    <style:style style:name="T28" style:family="text">
      <style:text-properties officeooo:rsid="002592a1"/>
    </style:style>
    <style:style style:name="T29" style:family="text">
      <style:text-properties officeooo:rsid="001d6193"/>
    </style:style>
    <style:style style:name="T30" style:family="text">
      <style:text-properties officeooo:rsid="0030757c"/>
    </style:style>
    <style:style style:name="T31" style:family="text">
      <style:text-properties officeooo:rsid="002825c9"/>
    </style:style>
    <style:style style:name="T32" style:family="text">
      <style:text-properties officeooo:rsid="00336274"/>
    </style:style>
    <style:style style:name="T33" style:family="text">
      <style:text-properties officeooo:rsid="003241e0"/>
    </style:style>
    <style:style style:name="T34" style:family="text">
      <style:text-properties officeooo:rsid="002694fa"/>
    </style:style>
    <style:style style:name="T35" style:family="text">
      <style:text-properties officeooo:rsid="0038a195"/>
    </style:style>
    <style:style style:name="T36" style:family="text">
      <style:text-properties officeooo:rsid="0024f6d6"/>
    </style:style>
    <style:style style:name="T37" style:family="text">
      <style:text-properties officeooo:rsid="00361795"/>
    </style:style>
    <style:style style:name="T38" style:family="text">
      <style:text-properties style:font-name="Ubuntu Nerd Font" fo:font-size="13.5pt" fo:font-weight="normal" style:font-weight-asian="normal" style:font-weight-complex="normal" loext:padding="0in" loext:border="none"/>
    </style:style>
    <style:style style:name="T39" style:family="text">
      <style:text-properties officeooo:rsid="005e2927"/>
    </style:style>
    <style:style style:name="T40" style:family="text">
      <style:text-properties officeooo:rsid="005c8301"/>
    </style:style>
    <style:style style:name="T41" style:family="text">
      <style:text-properties style:font-family-asian="'Liberation Serif'" style:font-family-generic-asian="roman" style:font-family-complex="'Liberation Serif'" style:font-family-generic-complex="roman"/>
    </style:style>
    <style:style style:name="T42" style:family="text">
      <style:text-properties officeooo:rsid="0046d3b2"/>
    </style:style>
    <style:style style:name="T43" style:family="text">
      <style:text-properties officeooo:rsid="0054710f"/>
    </style:style>
    <style:style style:name="T44" style:family="text">
      <style:text-properties officeooo:rsid="005e6121"/>
    </style:style>
    <style:style style:name="T45" style:family="text">
      <style:text-properties style:font-name="Ubuntu Nerd Font" fo:font-size="13.5pt" fo:font-weight="bold" style:font-weight-asian="bold" style:font-weight-complex="bold" loext:padding="0in" loext:border="none"/>
    </style:style>
    <style:style style:name="T46" style:family="text">
      <style:text-properties style:font-name="Ubuntu Nerd Font" fo:font-size="13.5pt" fo:font-weight="bold" officeooo:rsid="0054710f" style:font-weight-asian="bold" style:font-weight-complex="bold" loext:padding="0in" loext:border="none"/>
    </style:style>
    <style:style style:name="T47" style:family="text">
      <style:text-properties officeooo:rsid="0063ea5a"/>
    </style:style>
    <style:style style:name="T48" style:family="text">
      <style:text-properties officeooo:rsid="0064d1c9"/>
    </style:style>
    <style:style style:name="T49" style:family="text">
      <style:text-properties officeooo:rsid="00638374"/>
    </style:style>
    <style:style style:name="T50" style:family="text">
      <style:text-properties officeooo:rsid="005b421c"/>
    </style:style>
    <style:style style:name="T51" style:family="text">
      <style:text-properties officeooo:rsid="0066490c"/>
    </style:style>
    <style:style style:name="T52" style:family="text">
      <style:text-properties officeooo:rsid="0055d098"/>
    </style:style>
    <style:style style:name="T53" style:family="text">
      <style:text-properties officeooo:rsid="0066d9f6"/>
    </style:style>
    <style:style style:name="T54" style:family="text">
      <style:text-properties officeooo:rsid="004a63bf"/>
    </style:style>
    <style:style style:name="T55" style:family="text">
      <style:text-properties officeooo:rsid="0065e705"/>
    </style:style>
    <style:style style:name="T56" style:family="text">
      <style:text-properties officeooo:rsid="0056ffd8"/>
    </style:style>
    <style:style style:name="T57" style:family="text">
      <style:text-properties officeooo:rsid="0068d21f"/>
    </style:style>
    <style:style style:name="T58" style:family="text">
      <style:text-properties officeooo:rsid="004bb2c8"/>
    </style:style>
    <style:style style:name="T59" style:family="text">
      <style:text-properties officeooo:rsid="0060bbd8"/>
    </style:style>
    <style:style style:name="T60" style:family="text">
      <style:text-properties officeooo:rsid="006134c3"/>
    </style:style>
    <style:style style:name="T61" style:family="text">
      <style:text-properties officeooo:rsid="004d64b8"/>
    </style:style>
    <style:style style:name="T62" style:family="text">
      <style:text-properties style:font-name="Ubuntu Nerd Font" fo:font-size="13.5pt" fo:font-weight="normal" officeooo:rsid="004eb711" style:font-weight-asian="normal" style:font-weight-complex="normal" loext:padding="0in" loext:border="none"/>
    </style:style>
    <style:style style:name="T63" style:family="text">
      <style:text-properties style:font-name="Ubuntu Nerd Font" fo:font-size="13.5pt" fo:font-weight="bold" officeooo:rsid="006134d6" fo:background-color="#fff5ce" loext:char-shading-value="0" style:font-weight-asian="bold" style:font-weight-complex="bold" loext:padding="0in" loext:border="none"/>
    </style:style>
    <style:style style:name="T64" style:family="text">
      <style:text-properties style:font-name="Ubuntu Nerd Font" fo:font-size="13.5pt" fo:font-weight="bold" officeooo:rsid="00615882" fo:background-color="#fff5ce" loext:char-shading-value="0" style:font-weight-asian="bold" style:font-weight-complex="bold" loext:padding="0in" loext:border="none"/>
    </style:style>
    <style:style style:name="T65" style:family="text">
      <style:text-properties style:font-name="Ubuntu Nerd Font" fo:font-size="13.5pt" fo:font-weight="bold" officeooo:rsid="006ac541" fo:background-color="#fff5ce" loext:char-shading-value="0" style:font-weight-asian="bold" style:font-weight-complex="bold" loext:padding="0in" loext:border="none"/>
    </style:style>
    <style:style style:name="T66" style:family="text">
      <style:text-properties style:font-name="Ubuntu Nerd Font" fo:font-size="13.5pt" fo:font-weight="bold" officeooo:rsid="004eb711" style:font-weight-asian="bold" style:font-weight-complex="bold" loext:padding="0in" loext:border="none"/>
    </style:style>
    <style:style style:name="T67" style:family="text">
      <style:text-properties style:font-name="Ubuntu Nerd Font" fo:font-size="13.5pt" fo:font-weight="bold" officeooo:rsid="006134d6" style:font-weight-asian="bold" style:font-weight-complex="bold" loext:padding="0in" loext:border="none"/>
    </style:style>
    <style:style style:name="T68" style:family="text">
      <style:text-properties style:font-name="Ubuntu Nerd Font" fo:font-size="13.5pt" fo:font-weight="bold" officeooo:rsid="007985c2" fo:background-color="#fff5ce" loext:char-shading-value="0" style:font-weight-asian="bold" style:font-weight-complex="bold" loext:padding="0in" loext:border="none"/>
    </style:style>
    <style:style style:name="T69" style:family="text">
      <style:text-properties style:font-name="Ubuntu Nerd Font" fo:font-size="13.5pt" fo:font-weight="bold" officeooo:rsid="0059a4f3" style:font-weight-asian="bold" style:font-weight-complex="bold" loext:padding="0in" loext:border="none"/>
    </style:style>
    <style:style style:name="T70" style:family="text">
      <style:text-properties style:font-name="Ubuntu Nerd Font" fo:font-size="13.5pt" fo:font-weight="bold" officeooo:rsid="005f5906" style:font-weight-asian="bold" style:font-weight-complex="bold" loext:padding="0in" loext:border="none"/>
    </style:style>
    <style:style style:name="T71" style:family="text">
      <style:text-properties style:font-name="Ubuntu Nerd Font" fo:font-size="13.5pt" fo:font-weight="bold" officeooo:rsid="0066a5a7" style:font-weight-asian="bold" style:font-weight-complex="bold" loext:padding="0in" loext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 &amp; <text:span text:style-name="T1">Questions Summary</text:span></text:p>
      <text:p text:style-name="P2"><draw:frame text:anchor-type="paragraph" draw:z-index="1" draw:name="Text Frame 1" draw:style-name="gr1" draw:text-style-name="P4" svg:width="1.378in" svg:height="0.3988in" draw:transform="rotate (1.5707963267949) translate (-0.635416666666667in 1.72569444444444in)"><draw:text-box><text:p text:style-name="P3"><text:span text:style-name="T2">Revisio</text:span><text:span text:style-name="T2">n 01</text:span></text:p></draw:text-box></draw:frame>AES - 2025</text:p>
      <text:p text:style-name="P5"><draw:custom-shape text:anchor-type="paragraph" draw:z-index="0" draw:name="Shape 1" draw:style-name="gr2" draw:text-style-name="P6" svg:width="0.4524in" svg:height="1.2795in" svg:x="-0.7874in" svg:y="-0.0638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7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9"><text:a xlink:type="simple" xlink:href="#__RefHeading___Toc61_3123224662" text:style-name="Index_20_Link" text:visited-style-name="Index_20_Link">How to?<text:tab/>1</text:a></text:p>
          <text:p text:style-name="P9"><text:a xlink:type="simple" xlink:href="#__RefHeading___Toc63_3123224662" text:style-name="Index_20_Link" text:visited-style-name="Index_20_Link">Question Sets considered<text:tab/>1</text:a></text:p>
          <text:p text:style-name="P9"><text:a xlink:type="simple" xlink:href="#__RefHeading___Toc65_3123224662" text:style-name="Index_20_Link" text:visited-style-name="Index_20_Link">Economics<text:tab/>2</text:a></text:p>
          <text:p text:style-name="P10"><text:a xlink:type="simple" xlink:href="#__RefHeading___Toc67_3123224662" text:style-name="Index_20_Link" text:visited-style-name="Index_20_Link">Chapter 1 (Introduction of Economics)<text:tab/>2</text:a></text:p>
          <text:p text:style-name="P10"><text:a xlink:type="simple" xlink:href="#__RefHeading___Toc69_3123224662" text:style-name="Index_20_Link" text:visited-style-name="Index_20_Link">Chapter 2 (Demand)<text:tab/>4</text:a></text:p>
          <text:p text:style-name="P10"><text:a xlink:type="simple" xlink:href="#__RefHeading___Toc71_3123224662" text:style-name="Index_20_Link" text:visited-style-name="Index_20_Link">Chapter 3 (Supply)<text:tab/>7</text:a></text:p>
          <text:p text:style-name="P10"><text:a xlink:type="simple" xlink:href="#__RefHeading___Toc73_3123224662" text:style-name="Index_20_Link" text:visited-style-name="Index_20_Link">Chapter 4 (Elasticity)<text:tab/>8</text:a></text:p>
          <text:p text:style-name="P10"><text:a xlink:type="simple" xlink:href="#__RefHeading___Toc75_3123224662" text:style-name="Index_20_Link" text:visited-style-name="Index_20_Link">Chapter 5 (Utility)<text:tab/>10</text:a></text:p>
          <text:p text:style-name="P9"><text:a xlink:type="simple" xlink:href="#__RefHeading___Toc77_3123224662" text:style-name="Index_20_Link" text:visited-style-name="Index_20_Link">Government<text:tab/>11</text:a></text:p>
        </text:index-body>
      </text:table-of-content>
      <text:p text:style-name="P8"/>
      <text:h text:style-name="P11" text:outline-level="1"><text:bookmark-start text:name="__RefHeading___Toc61_3123224662"/>How to?<text:bookmark-end text:name="__RefHeading___Toc61_3123224662"/></text:h>
      <text:p text:style-name="P12"><text:span text:style-name="T3">Bold texts</text:span> were included in previous years questions. <text:line-break/><text:span text:style-name="T3">*</text:span> mark represents repentance amount. <text:line-break/><text:span text:style-name="T4">Strike-through</text:span><text:span text:style-name="T5"> refers to out of syllabus.<text:line-break/></text:span><text:span text:style-name="T6">Highlighted texts</text:span><text:span text:style-name="T5"> are something I didn’t find in materials, so help me to find it :)</text:span></text:p>
      <text:h text:style-name="P13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4">Session <text:span text:style-name="T7">2022</text:span></text:p>
        </text:list-item>
        <text:list-item>
          <text:p text:style-name="P14">Session <text:span text:style-name="T8">2021</text:span></text:p>
        </text:list-item>
        <text:list-item>
          <text:p text:style-name="P15">Session <text:span text:style-name="T9">2020 </text:span><text:span text:style-name="T10">(mostly out-of-sync)</text:span></text:p>
        </text:list-item>
      </text:list>
      <text:p text:style-name="P16"/>
      <text:p text:style-name="P17">By no means, <text:span text:style-name="T3">this is any sorts of suggestions</text:span>. Just a quick <text:span text:style-name="T3">overview</text:span>! <text:line-break/>Nothing more, nothing less :)</text:p>
      <text:p text:style-name="P18">And yah, can be <text:span text:style-name="T3">inaccurate</text:span>! Feel free to <text:span text:style-name="T3">criticize</text:span>.</text:p>
      <text:h text:style-name="P19" text:outline-level="1"><text:bookmark-start text:name="__RefHeading___Toc65_3123224662"/>Economics<text:bookmark-end text:name="__RefHeading___Toc65_3123224662"/></text:h>
      <text:h text:style-name="P20" text:outline-level="2"><text:bookmark-start text:name="__RefHeading___Toc67_3123224662"/>Chapter 1 (Introduction of Economics)<text:bookmark-end text:name="__RefHeading___Toc67_3123224662"/></text:h>
      <text:list text:style-name="L2">
        <text:list-item>
          <text:p text:style-name="P21">What is economics? <text:span text:style-name="T11">*</text:span><text:span text:style-name="T12">*</text:span></text:p>
          <text:list>
            <text:list-item>
              <text:p text:style-name="P22">Oikonomia (Greek word) </text:p>
              <text:list>
                <text:list-item>
                  <text:p text:style-name="P22">Oikos (household) </text:p>
                </text:list-item>
                <text:list-item>
                  <text:p text:style-name="P22">Nomos (management) </text:p>
                </text:list-item>
              </text:list>
            </text:list-item>
            <text:list-item>
              <text:p text:style-name="P22">Adam Smith’s definition </text:p>
            </text:list-item>
            <text:list-item>
              <text:p text:style-name="P22">L. Robbins’ definition </text:p>
            </text:list-item>
          </text:list>
        </text:list-item>
        <text:list-item>
          <text:p text:style-name="P23">Subject Matter of Economics <text:span text:style-name="T11">(macro vs micro) *</text:span></text:p>
          <text:list>
            <text:list-item>
              <text:p text:style-name="P22">Micro economics </text:p>
              <text:list>
                <text:list-item>
                  <text:p text:style-name="P22">Definition </text:p>
                </text:list-item>
                <text:list-item>
                  <text:p text:style-name="P22">According to Boulding </text:p>
                </text:list-item>
              </text:list>
            </text:list-item>
            <text:list-item>
              <text:p text:style-name="P22">Macro economics </text:p>
              <text:list>
                <text:list-item>
                  <text:p text:style-name="P22">Definition </text:p>
                </text:list-item>
                <text:list-item>
                  <text:p text:style-name="P22">According to Boulding </text:p>
                </text:list-item>
                <text:list-item>
                  <text:p text:style-name="P22">According to Samuelson </text:p>
                </text:list-item>
              </text:list>
            </text:list-item>
          </text:list>
        </text:list-item>
        <text:list-item>
          <text:p text:style-name="P22">Method used in Economics </text:p>
          <text:list>
            <text:list-item>
              <text:p text:style-name="P22">Science and Economics </text:p>
            </text:list-item>
            <text:list-item>
              <text:p text:style-name="P22">Deductive Method </text:p>
            </text:list-item>
            <text:list-item>
              <text:p text:style-name="P22">Inductive Method </text:p>
            </text:list-item>
          </text:list>
        </text:list-item>
        <text:list-item>
          <text:p text:style-name="P22">Positive and Normative Economics </text:p>
          <text:list>
            <text:list-item>
              <text:p text:style-name="P22">Positive Economics </text:p>
            </text:list-item>
            <text:list-item>
              <text:p text:style-name="P22">Normative Economics </text:p>
            </text:list-item>
          </text:list>
        </text:list-item>
        <text:list-item>
          <text:p text:style-name="P22">Some basic concepts in Economics </text:p>
          <text:list>
            <text:list-item>
              <text:p text:style-name="P22">Utility </text:p>
              <text:list>
                <text:list-item>
                  <text:p text:style-name="P22">Definition </text:p>
                </text:list-item>
                <text:list-item>
                  <text:p text:style-name="P22">Types of utility </text:p>
                </text:list-item>
              </text:list>
            </text:list-item>
            <text:list-item>
              <text:p text:style-name="P23">Production </text:p>
              <text:list>
                <text:list-item>
                  <text:p text:style-name="P23">Definition <text:span text:style-name="T13">*</text:span></text:p>
                </text:list-item>
                <text:list-item>
                  <text:p text:style-name="P23">Features </text:p>
                </text:list-item>
              </text:list>
            </text:list-item>
            <text:list-item>
              <text:p text:style-name="P23">Factors of Production </text:p>
            </text:list-item>
            <text:list-item>
              <text:p text:style-name="P23">Consumption <text:span text:style-name="T13">*</text:span></text:p>
              <text:list>
                <text:list-item>
                  <text:p text:style-name="P23">Features </text:p>
                </text:list-item>
              </text:list>
            </text:list-item>
            <text:list-item>
              <text:p text:style-name="P22">Distribution </text:p>
            </text:list-item>
            <text:list-item>
              <text:p text:style-name="P22">Want </text:p>
              <text:list>
                <text:list-item>
                  <text:p text:style-name="P22">Characteristics / features of wants </text:p>
                </text:list-item>
                <text:list-item>
                  <text:p text:style-name="P22">Classification of wants </text:p>
                </text:list-item>
              </text:list>
            </text:list-item>
            <text:list-item>
              <text:p text:style-name="P23">Goods </text:p>
              <text:list>
                <text:list-item>
                  <text:p text:style-name="P23">Classification </text:p>
                </text:list-item>
                <text:list-item>
                  <text:p text:style-name="P24"><text:soft-page-break/>Differentiate between *<text:line-break/><text:tab/>- Free vs economic <text:span text:style-name="T14">*</text:span><text:line-break/><text:tab/>- Private vs public</text:p>
                </text:list-item>
              </text:list>
            </text:list-item>
            <text:list-item>
              <text:p text:style-name="P22">Wealth </text:p>
              <text:list>
                <text:list-item>
                  <text:p text:style-name="P22">Features </text:p>
                </text:list-item>
                <text:list-item>
                  <text:p text:style-name="P22">Externality </text:p>
                </text:list-item>
                <text:list-item>
                  <text:p text:style-name="P22">Classification of wealth </text:p>
                </text:list-item>
              </text:list>
            </text:list-item>
            <text:list-item>
              <text:p text:style-name="P22">Assumptions, Hypotheses, Theory, and Law </text:p>
              <text:list>
                <text:list-item>
                  <text:p text:style-name="P23">Assumptions <text:span text:style-name="T13">*</text:span></text:p>
                </text:list-item>
                <text:list-item>
                  <text:p text:style-name="P23">Hypotheses <text:span text:style-name="T13">*</text:span></text:p>
                </text:list-item>
                <text:list-item>
                  <text:p text:style-name="P22"><text:span text:style-name="T3">Theory </text:span><text:span text:style-name="T15">vs Law *</text:span></text:p>
                </text:list-item>
              </text:list>
            </text:list-item>
            <text:list-item>
              <text:p text:style-name="P22">Firm </text:p>
            </text:list-item>
            <text:list-item>
              <text:p text:style-name="P22">Industry </text:p>
            </text:list-item>
            <text:list-item>
              <text:p text:style-name="P23">Value <text:span text:style-name="T16">vs</text:span> Price <text:span text:style-name="T16">*</text:span><text:span text:style-name="T14">*</text:span></text:p>
            </text:list-item>
            <text:list-item>
              <text:p text:style-name="P22">Equilibrium and its types </text:p>
              <text:list>
                <text:list-item>
                  <text:p text:style-name="P22">Stable equilibrium </text:p>
                </text:list-item>
                <text:list-item>
                  <text:p text:style-name="P22">Unstable equilibrium </text:p>
                </text:list-item>
                <text:list-item>
                  <text:p text:style-name="P22">Neutral equilibrium </text:p>
                </text:list-item>
              </text:list>
            </text:list-item>
            <text:list-item>
              <text:p text:style-name="P22">Income, Savings, and Investment </text:p>
              <text:list>
                <text:list-item>
                  <text:p text:style-name="P22">Income </text:p>
                </text:list-item>
                <text:list-item>
                  <text:p text:style-name="P22">Savings </text:p>
                </text:list-item>
                <text:list-item>
                  <text:p text:style-name="P25">Investment </text:p>
                </text:list-item>
              </text:list>
            </text:list-item>
          </text:list>
        </text:list-item>
      </text:list>
      <text:p text:style-name="P26"/>
      <text:p text:style-name="P27"/>
      <text:h text:style-name="P28" text:outline-level="2"><text:bookmark-start text:name="__RefHeading___Toc69_3123224662"/><text:span text:style-name="T17">Chapter 2 (Demand) </text:span><text:bookmark-end text:name="__RefHeading___Toc69_3123224662"/></text:h>
      <text:list text:style-name="L3">
        <text:list-item>
          <text:list>
            <text:list-item>
              <text:p text:style-name="P29"><text:span text:style-name="T18">Definition </text:span></text:p>
              <text:list>
                <text:list-item>
                  <text:p text:style-name="P30">Desire, willingness, and ability to pay </text:p>
                </text:list-item>
                <text:list-item>
                  <text:p text:style-name="P30">Effective desire backed by willingness and ability </text:p>
                </text:list-item>
                <text:list-item>
                  <text:p text:style-name="P30">Quantities purchased at different prices over a time period </text:p>
                </text:list-item>
                <text:list-item>
                  <text:p text:style-name="P30">Willingness and ability to pay </text:p>
                </text:list-item>
                <text:list-item>
                  <text:p text:style-name="P30">Always at a price </text:p>
                </text:list-item>
                <text:list-item>
                  <text:p text:style-name="P30">Always per unit of time </text:p>
                </text:list-item>
                <text:list-item>
                  <text:p text:style-name="P30">Amount buyers are able and willing to purchase at a given price over a period </text:p>
                </text:list-item>
                <text:list-item>
                  <text:p text:style-name="P30">Schedule of how much people will purchase at any price during a time period </text:p>
                </text:list-item>
              </text:list>
            </text:list-item>
            <text:list-item>
              <text:p text:style-name="P30">Price demand </text:p>
              <text:list>
                <text:list-item>
                  <text:p text:style-name="P30">Quantities bought at various prices, other things constant </text:p>
                </text:list-item>
              </text:list>
            </text:list-item>
            <text:list-item>
              <text:p text:style-name="P30">Income demand </text:p>
              <text:list>
                <text:list-item>
                  <text:p text:style-name="P30">Quantities bought at various income levels, other things constant </text:p>
                </text:list-item>
              </text:list>
            </text:list-item>
            <text:list-item>
              <text:p text:style-name="P30">Cross demand </text:p>
              <text:list>
                <text:list-item>
                  <text:p text:style-name="P30">Quantities bought with reference to changes in price of related goods, other things constant </text:p>
                </text:list-item>
              </text:list>
            </text:list-item>
          </text:list>
        </text:list-item>
        <text:list-item>
          <text:p text:style-name="P31">Law of Demand <text:span text:style-name="T19">*</text:span></text:p>
          <text:list>
            <text:list-item>
              <text:p text:style-name="P31">Definition and Explanation </text:p>
              <text:list>
                <text:list-item>
                  <text:p text:style-name="P31">Inverse relationship between price and quantity demanded </text:p>
                </text:list-item>
                <text:list-item>
                  <text:p text:style-name="P31">People buy more at lower prices and less at higher prices, other things constant (Samuelson) </text:p>
                </text:list-item>
                <text:list-item>
                  <text:p text:style-name="P31">Quantity demanded smaller at higher prices and larger at lower prices, other things <text:span text:style-name="T20">remaining</text:span> constant (Miller) </text:p>
                </text:list-item>
                <text:list-item>
                  <text:p text:style-name="P31">Quantity demanded increases with a fall in price and decreases with a rise in price, other things constant </text:p>
                </text:list-item>
                <text:list-item>
                  <text:p text:style-name="P31">When price rises, people buy less; when price falls, people buy more, ceteris paribus </text:p>
                </text:list-item>
                <text:list-item>
                  <text:p text:style-name="P31">Quantity varies inversely with price </text:p>
                </text:list-item>
              </text:list>
            </text:list-item>
            <text:list-item>
              <text:p text:style-name="P30">Demand Function </text:p>
              <text:list>
                <text:list-item>
                  <text:p text:style-name="P30">Qdx = f (Px, M, Po, T,…) </text:p>
                </text:list-item>
                <text:list-item>
                  <text:p text:style-name="P30">Qdx = f (Px) ceteris paribus </text:p>
                </text:list-item>
              </text:list>
            </text:list-item>
            <text:list-item>
              <text:p text:style-name="P32">Individual demand curve (plot) *<text:span text:style-name="T12">*</text:span></text:p>
            </text:list-item>
            <text:list-item>
              <text:p text:style-name="P33">Non-price factor that affect demand *</text:p>
            </text:list-item>
            <text:list-item>
              <text:p text:style-name="P30">Demand Schedule </text:p>
              <text:list>
                <text:list-item>
                  <text:p text:style-name="P30">List or table of different amounts purchased at different prices per unit of time </text:p>
                </text:list-item>
              </text:list>
            </text:list-item>
            <text:list-item>
              <text:p text:style-name="P30">Demand Curve </text:p>
              <text:list>
                <text:list-item>
                  <text:p text:style-name="P30">Graphical representation of the demand schedule </text:p>
                </text:list-item>
                <text:list-item>
                  <text:p text:style-name="P30"><text:soft-page-break/>Shows the relation between price and amount consumers wish to purchase </text:p>
                </text:list-item>
                <text:list-item>
                  <text:p text:style-name="P30">Slopes downward from left to right with a negative slope </text:p>
                </text:list-item>
                <text:list-item>
                  <text:p text:style-name="P30">Inverse relationship between price and quantity </text:p>
                </text:list-item>
              </text:list>
            </text:list-item>
            <text:list-item>
              <text:p text:style-name="P31">Assumptions of the Law <text:span text:style-name="T21">*</text:span></text:p>
              <text:list>
                <text:list-item>
                  <text:p text:style-name="P31">No change in tastes of consumers (T) </text:p>
                </text:list-item>
                <text:list-item>
                  <text:p text:style-name="P31">Purchasing power of consumers remains constant (M) </text:p>
                </text:list-item>
                <text:list-item>
                  <text:p text:style-name="P31">Price of all other commodities should not vary (Po) </text:p>
                </text:list-item>
              </text:list>
            </text:list-item>
            <text:list-item>
              <text:p text:style-name="P31">Limitations/Exceptions to the Law <text:span text:style-name="T21">*</text:span></text:p>
              <text:list>
                <text:list-item>
                  <text:p text:style-name="P31">Prestige goods </text:p>
                </text:list-item>
                <text:list-item>
                  <text:p text:style-name="P31">Price expectations </text:p>
                </text:list-item>
                <text:list-item>
                  <text:p text:style-name="P31">Ignorance of the consumer </text:p>
                </text:list-item>
                <text:list-item>
                  <text:p text:style-name="P31">Geffen goods </text:p>
                </text:list-item>
              </text:list>
            </text:list-item>
            <text:list-item>
              <text:p text:style-name="P30">Importance of the Law </text:p>
              <text:list>
                <text:list-item>
                  <text:p text:style-name="P30">Determination of price </text:p>
                </text:list-item>
                <text:list-item>
                  <text:p text:style-name="P30">Importance to Finance Minister </text:p>
                </text:list-item>
                <text:list-item>
                  <text:p text:style-name="P30">Importance to the Farmers </text:p>
                </text:list-item>
              </text:list>
            </text:list-item>
          </text:list>
        </text:list-item>
        <text:list-item>
          <text:p text:style-name="P30">Individual’s Demand for a Commodity </text:p>
          <text:list>
            <text:list-item>
              <text:p text:style-name="P30">Definition and Explanation </text:p>
              <text:list>
                <text:list-item>
                  <text:p text:style-name="P30">Amount a consumer is willing to purchase at a given price over a time period </text:p>
                </text:list-item>
                <text:list-item>
                  <text:p text:style-name="P30">Varies inversely with price, ceteris paribus </text:p>
                </text:list-item>
              </text:list>
            </text:list-item>
            <text:list-item>
              <text:p text:style-name="P30">Individual’s Demand Schedule </text:p>
              <text:list>
                <text:list-item>
                  <text:p text:style-name="P30">List or table of different amounts an individual purchases at different prices per unit of time </text:p>
                </text:list-item>
              </text:list>
            </text:list-item>
            <text:list-item>
              <text:p text:style-name="P30">Individual’s Demand Curve </text:p>
              <text:list>
                <text:list-item>
                  <text:p text:style-name="P30">Graphical representation of the individual demand schedule </text:p>
                </text:list-item>
                <text:list-item>
                  <text:p text:style-name="P30">Slopes downward from left to right with a negative slope </text:p>
                </text:list-item>
                <text:list-item>
                  <text:p text:style-name="P30">Inverse relationship between price and quantity </text:p>
                </text:list-item>
              </text:list>
            </text:list-item>
          </text:list>
        </text:list-item>
        <text:list-item>
          <text:p text:style-name="P30">Market Demand for a Commodity </text:p>
          <text:list>
            <text:list-item>
              <text:p text:style-name="P30">Definition and Explanation </text:p>
              <text:list>
                <text:list-item>
                  <text:p text:style-name="P30">Total quantity demanded at various prices by all individuals over a time period </text:p>
                </text:list-item>
                <text:list-item>
                  <text:p text:style-name="P30">Horizontal summation of individual demands at various prices </text:p>
                </text:list-item>
              </text:list>
            </text:list-item>
            <text:list-item>
              <text:p text:style-name="P30">Market Demand Schedule </text:p>
              <text:list>
                <text:list-item>
                  <text:p text:style-name="P30">Horizontal summation of individuals’ demand schedules </text:p>
                </text:list-item>
              </text:list>
            </text:list-item>
            <text:list-item>
              <text:p text:style-name="P30">Market Demand Curve </text:p>
              <text:list>
                <text:list-item>
                  <text:p text:style-name="P30">Horizontal sum of individual demand curves </text:p>
                </text:list-item>
                <text:list-item>
                  <text:p text:style-name="P30">Negatively sloped </text:p>
                </text:list-item>
                <text:list-item>
                  <text:p text:style-name="P30">Inverse relationship between quantity demanded and price </text:p>
                </text:list-item>
              </text:list>
            </text:list-item>
          </text:list>
        </text:list-item>
        <text:list-item>
          <text:p text:style-name="P31">Determinants of Demand <text:span text:style-name="T22">*</text:span></text:p>
          <text:list>
            <text:list-item>
              <text:p text:style-name="P31">Changes in population </text:p>
            </text:list-item>
            <text:list-item>
              <text:p text:style-name="P31"><text:soft-page-break/>Changes in tastes and preferences </text:p>
            </text:list-item>
            <text:list-item>
              <text:p text:style-name="P31">Changes in income </text:p>
            </text:list-item>
            <text:list-item>
              <text:p text:style-name="P31">Changes in the price of substitutes </text:p>
            </text:list-item>
            <text:list-item>
              <text:p text:style-name="P31">Changes in the distribution of income </text:p>
            </text:list-item>
            <text:list-item>
              <text:p text:style-name="P31">Seasonality </text:p>
            </text:list-item>
            <text:list-item>
              <text:p text:style-name="P31">Changes in savings </text:p>
            </text:list-item>
            <text:list-item>
              <text:p text:style-name="P31">Asset preferences </text:p>
            </text:list-item>
            <text:list-item>
              <text:p text:style-name="P31">Trade cycle </text:p>
            </text:list-item>
            <text:list-item>
              <text:p text:style-name="P31">Fashion </text:p>
            </text:list-item>
          </text:list>
        </text:list-item>
        <text:list-item>
          <text:p text:style-name="P30">Why Demand Curve is Negatively Sloped </text:p>
          <text:list>
            <text:list-item>
              <text:p text:style-name="P30">Law of diminishing marginal utility </text:p>
            </text:list-item>
            <text:list-item>
              <text:p text:style-name="P30">Income effect </text:p>
            </text:list-item>
            <text:list-item>
              <text:p text:style-name="P30">Substitution effect </text:p>
            </text:list-item>
            <text:list-item>
              <text:p text:style-name="P30">Entry of new buyers </text:p>
            </text:list-item>
          </text:list>
        </text:list-item>
        <text:list-item>
          <text:p text:style-name="P30">Changes in Quantity Demanded (Movement along the curve) </text:p>
          <text:list>
            <text:list-item>
              <text:p text:style-name="P30">Contraction in demand </text:p>
              <text:list>
                <text:list-item>
                  <text:p text:style-name="P30">Fall in demand due to rise in price only </text:p>
                </text:list-item>
              </text:list>
            </text:list-item>
            <text:list-item>
              <text:p text:style-name="P30">Extension in demand </text:p>
              <text:list>
                <text:list-item>
                  <text:p text:style-name="P30">Rise in demand due to fall in price only </text:p>
                </text:list-item>
              </text:list>
            </text:list-item>
          </text:list>
        </text:list-item>
        <text:list-item>
          <text:p text:style-name="P30">Changes in Demand (Shift of the curve) </text:p>
          <text:list>
            <text:list-item>
              <text:p text:style-name="P30">Decrease in demand </text:p>
              <text:list>
                <text:list-item>
                  <text:p text:style-name="P30">Fall in demand due to changes in factors other than price </text:p>
                </text:list-item>
              </text:list>
            </text:list-item>
            <text:list-item>
              <text:p text:style-name="P30">Increase in Demand </text:p>
              <text:list>
                <text:list-item>
                  <text:p text:style-name="P34">Rise in demand due to changes in factors other than price </text:p>
                </text:list-item>
              </text:list>
            </text:list-item>
          </text:list>
        </text:list-item>
      </text:list>
      <text:p text:style-name="Text_20_body"><text:span text:style-name="Source_20_Text"><text:span text:style-name="T23"/></text:span></text:p>
      <text:h text:style-name="P35" text:outline-level="2"><text:bookmark-start text:name="__RefHeading___Toc71_3123224662"/>Chapter 3 (Supply)<text:bookmark-end text:name="__RefHeading___Toc71_3123224662"/></text:h>
      <text:p text:style-name="P36"><text:span text:style-name="Source_20_Text"><text:span text:style-name="T23"/></text:span></text:p>
      <text:list text:style-name="L4">
        <text:list-item>
          <text:p text:style-name="P37"><text:span text:style-name="Source_20_Text"><text:span text:style-name="T24">Definition </text:span></text:span><text:span text:style-name="Source_20_Text"><text:span text:style-name="T25">*</text:span></text:span><text:span text:style-name="Source_20_Text"><text:span text:style-name="T26">*</text:span></text:span></text:p>
        </text:list-item>
        <text:list-item>
          <text:p text:style-name="P38"><text:span text:style-name="Source_20_Text"><text:span text:style-name="T24">Law of Supply </text:span></text:span><text:span text:style-name="Source_20_Text"><text:span text:style-name="T26">*</text:span></text:span></text:p>
        </text:list-item>
        <text:list-item>
          <text:p text:style-name="P38"><text:span text:style-name="Source_20_Text"><text:span text:style-name="T23">Assumptions of Law of Supply </text:span></text:span></text:p>
        </text:list-item>
      </text:list>
      <text:list text:style-name="L5">
        <text:list-item>
          <text:list>
            <text:list-item>
              <text:p text:style-name="P39">(i) Nature of Goods. </text:p>
            </text:list-item>
            <text:list-item>
              <text:p text:style-name="P39">(ii) Government Policies. </text:p>
            </text:list-item>
            <text:list-item>
              <text:p text:style-name="P40">(iii) Alternative Products. </text:p>
            </text:list-item>
            <text:list-item>
              <text:p text:style-name="P40">(iv) Squeeze in Profit. </text:p>
            </text:list-item>
          </text:list>
        </text:list-item>
        <text:list-item>
          <text:p text:style-name="P40">Limitations/Exceptions of Law of Supply </text:p>
          <text:list>
            <text:list-item>
              <text:p text:style-name="P41">Exceptions that affect law of supply may include: </text:p>
              <text:list>
                <text:list-item>
                  <text:p text:style-name="P41">(i) Ability to move stock. </text:p>
                </text:list-item>
                <text:list-item>
                  <text:p text:style-name="P41">(ii) Legislation restricting quantity. </text:p>
                </text:list-item>
                <text:list-item>
                  <text:p text:style-name="P41">(iii) External factors that influence your industry. </text:p>
                </text:list-item>
              </text:list>
            </text:list-item>
          </text:list>
        </text:list-item>
        <text:list-item>
          <text:p text:style-name="P42">Importance of law of supply</text:p>
        </text:list-item>
        <text:list-item>
          <text:p text:style-name="P43">Supply schedule vs supply curve <text:span text:style-name="T27">with figure</text:span> *</text:p>
        </text:list-item>
        <text:list-item>
          <text:p text:style-name="P44">Determinants of Supply <text:span text:style-name="T22">*</text:span></text:p>
          <text:list>
            <text:list-item>
              <text:p text:style-name="P44">(i) Changes in Factor Price. </text:p>
            </text:list-item>
            <text:list-item>
              <text:p text:style-name="P44">(ii) Changes in Technique. </text:p>
            </text:list-item>
            <text:list-item>
              <text:p text:style-name="P44">(iii) Improvement in the Means of Transport. </text:p>
            </text:list-item>
            <text:list-item>
              <text:p text:style-name="P44">(iv) Climatic Changes in case of Agricultural Products. </text:p>
            </text:list-item>
            <text:list-item>
              <text:p text:style-name="P44">(v) Political Changes. </text:p>
            </text:list-item>
            <text:list-item>
              <text:p text:style-name="P44">(vi) Taxation Policy. </text:p>
            </text:list-item>
            <text:list-item>
              <text:p text:style-name="P44">(vii) Goals of firms. </text:p>
            </text:list-item>
            <text:list-item>
              <text:p text:style-name="P44">VIII. Agreement among the producers </text:p>
            </text:list-item>
            <text:list-item>
              <text:p text:style-name="P44">Ix. Number of seller </text:p>
            </text:list-item>
            <text:list-item>
              <text:p text:style-name="P44">X. Sellers price expectation </text:p>
            </text:list-item>
            <text:list-item>
              <text:p text:style-name="P44">Xi. Trade policy </text:p>
            </text:list-item>
          </text:list>
        </text:list-item>
        <text:list-item>
          <text:p text:style-name="P44">Contraction and Extension in Supply <text:span text:style-name="T28">* (Graphically represent)</text:span></text:p>
          <text:list>
            <text:list-item>
              <text:p text:style-name="P44">Contraction in supply: When supply falls due to fall in price only, then it is called contraction in supply. </text:p>
            </text:list-item>
            <text:list-item>
              <text:p text:style-name="P44">Extension in supply : When supply rises due to rise in price only, then it is called extension in supply. </text:p>
            </text:list-item>
          </text:list>
        </text:list-item>
        <text:list-item>
          <text:p text:style-name="P45">Decrease and increase in Supply <text:span text:style-name="T28">* (Graphically represent)</text:span></text:p>
          <text:list>
            <text:list-item>
              <text:p text:style-name="P44">Decrease in supply: When supply falls due to changes in any other factor except price then it is called decrease in supply. </text:p>
            </text:list-item>
            <text:list-item>
              <text:p text:style-name="P46">Increase in supply : When supply rises due to changes in any other factor except price then it is called increase in supply. </text:p>
            </text:list-item>
          </text:list>
        </text:list-item>
      </text:list>
      <text:p text:style-name="P47"/>
      <text:h text:style-name="P35" text:outline-level="2"><text:bookmark-start text:name="__RefHeading___Toc73_3123224662"/>Chapter 4 (Elasticity)<text:bookmark-end text:name="__RefHeading___Toc73_3123224662"/></text:h>
      <text:p text:style-name="P27"/>
      <text:list text:style-name="L6">
        <text:list-item>
          <text:p text:style-name="P48"><text:span text:style-name="T29">Elasticity </text:span></text:p>
        </text:list-item>
      </text:list>
      <text:list text:style-name="L7">
        <text:list-item>
          <text:p text:style-name="P49">Types of Elasticity of Demand </text:p>
          <text:list>
            <text:list-item>
              <text:p text:style-name="P49">(1) Price Elasticity of Demand </text:p>
              <text:list>
                <text:list-item>
                  <text:p text:style-name="P49">Definition and Explanation </text:p>
                </text:list-item>
                <text:list-item>
                  <text:p text:style-name="P50">Formula <text:span text:style-name="T30">*</text:span></text:p>
                </text:list-item>
                <text:list-item>
                  <text:p text:style-name="P49"><text:span text:style-name="T3">Example</text:span> </text:p>
                </text:list-item>
                <text:list-item>
                  <text:p text:style-name="P49">Types </text:p>
                  <text:list>
                    <text:list-item>
                      <text:p text:style-name="P49">(i) Elastic </text:p>
                    </text:list-item>
                    <text:list-item>
                      <text:p text:style-name="P49">(ii) Unitary Elasticity </text:p>
                    </text:list-item>
                    <text:list-item>
                      <text:p text:style-name="P49">(iii) Inelastic </text:p>
                    </text:list-item>
                  </text:list>
                </text:list-item>
              </text:list>
            </text:list-item>
            <text:list-item>
              <text:p text:style-name="P49">(2) Income Elasticity of Demand </text:p>
              <text:list>
                <text:list-item>
                  <text:p text:style-name="P49">Definition and Explanation </text:p>
                </text:list-item>
                <text:list-item>
                  <text:p text:style-name="P50">Formula <text:span text:style-name="T31">*</text:span><text:span text:style-name="T32">*</text:span><text:span text:style-name="T31"> (math)</text:span></text:p>
                </text:list-item>
                <text:list-item>
                  <text:p text:style-name="P49">Simplified formula </text:p>
                </text:list-item>
                <text:list-item>
                  <text:p text:style-name="P49">Example </text:p>
                </text:list-item>
                <text:list-item>
                  <text:p text:style-name="P50">Types <text:span text:style-name="T33">*</text:span></text:p>
                </text:list-item>
              </text:list>
            </text:list-item>
            <text:list-item>
              <text:p text:style-name="P49">(3) Cross Elasticity of Demand </text:p>
              <text:list>
                <text:list-item>
                  <text:p text:style-name="P49">Definition and Explanation </text:p>
                </text:list-item>
                <text:list-item>
                  <text:p text:style-name="P49">Formula </text:p>
                </text:list-item>
                <text:list-item>
                  <text:p text:style-name="P49">Types and Example </text:p>
                  <text:list>
                    <text:list-item>
                      <text:p text:style-name="P49">(i) Substitute Goods </text:p>
                    </text:list-item>
                    <text:list-item>
                      <text:p text:style-name="P49">(ii) Complementary Goods </text:p>
                    </text:list-item>
                    <text:list-item>
                      <text:p text:style-name="P49">(iii) Unrelated Goods </text:p>
                    </text:list-item>
                  </text:list>
                </text:list-item>
              </text:list>
            </text:list-item>
            <text:list-item>
              <text:p text:style-name="P51">Price vs income elasticity of demand *</text:p>
            </text:list-item>
          </text:list>
        </text:list-item>
        <text:list-item>
          <text:p text:style-name="P49">Factors Determining Price Elasticity of Demand </text:p>
          <text:list>
            <text:list-item>
              <text:p text:style-name="P49">(i) Nature of Commodities </text:p>
            </text:list-item>
            <text:list-item>
              <text:p text:style-name="P49">(ii) Availability of Substitutes </text:p>
            </text:list-item>
            <text:list-item>
              <text:p text:style-name="P49">(iii) Proportion of the Income Spent on the Good </text:p>
            </text:list-item>
            <text:list-item>
              <text:p text:style-name="P49">(iv) Time </text:p>
            </text:list-item>
            <text:list-item>
              <text:p text:style-name="P49">(5) Number of Uses of a Good </text:p>
            </text:list-item>
            <text:list-item>
              <text:p text:style-name="P49">(6) Addiction </text:p>
            </text:list-item>
            <text:list-item>
              <text:p text:style-name="P49">(7) Joint Demand </text:p>
            </text:list-item>
          </text:list>
        </text:list-item>
        <text:list-item>
          <text:p text:style-name="P49">Importance of Elasticity of Demand </text:p>
          <text:list>
            <text:list-item>
              <text:p text:style-name="P49">(1) Theoretical Importance </text:p>
            </text:list-item>
            <text:list-item>
              <text:p text:style-name="P49">(2) Practical Importance </text:p>
              <text:list>
                <text:list-item>
                  <text:p text:style-name="P49">(i) Importance in taxation policy </text:p>
                </text:list-item>
                <text:list-item>
                  <text:p text:style-name="P49">(ii) Price discrimination by monopolist </text:p>
                </text:list-item>
                <text:list-item>
                  <text:p text:style-name="P49">(iii) Price discrimination in cases of joint supply </text:p>
                </text:list-item>
                <text:list-item>
                  <text:p text:style-name="P49"><text:soft-page-break/>iv)Importance to businessmen </text:p>
                </text:list-item>
                <text:list-item>
                  <text:p text:style-name="P49">(v) Help to trade unions </text:p>
                </text:list-item>
                <text:list-item>
                  <text:p text:style-name="P49">(vi) Use in international trade </text:p>
                </text:list-item>
                <text:list-item>
                  <text:p text:style-name="P49">(vii) Determination of rate of foreign exchange </text:p>
                </text:list-item>
                <text:list-item>
                  <text:p text:style-name="P49">(viii) Guideline to the producers </text:p>
                </text:list-item>
                <text:list-item>
                  <text:p text:style-name="P49">(ix) Use in factor pricing </text:p>
                </text:list-item>
              </text:list>
            </text:list-item>
          </text:list>
        </text:list-item>
        <text:list-item>
          <text:p text:style-name="P50">Price Elasticity of Supply <text:span text:style-name="T34">*</text:span></text:p>
          <text:list>
            <text:list-item>
              <text:p text:style-name="P50">Definition and Explanation </text:p>
            </text:list-item>
            <text:list-item>
              <text:p text:style-name="P50">Measurement and Formula </text:p>
            </text:list-item>
            <text:list-item>
              <text:p text:style-name="P49">Elastic Supply </text:p>
            </text:list-item>
            <text:list-item>
              <text:p text:style-name="P49">Inelastic Supply </text:p>
            </text:list-item>
          </text:list>
        </text:list-item>
        <text:list-item>
          <text:p text:style-name="P50">Categories/Types of Price Elasticity of Supply <text:span text:style-name="T34">*</text:span></text:p>
          <text:list>
            <text:list-item>
              <text:p text:style-name="P50">(1) Infinitely Elastic Supply </text:p>
            </text:list-item>
            <text:list-item>
              <text:p text:style-name="P50">(2) Elastic Supply </text:p>
            </text:list-item>
            <text:list-item>
              <text:p text:style-name="P50">(3) Unitary Elasticity </text:p>
            </text:list-item>
            <text:list-item>
              <text:p text:style-name="P50">(4) Inelastic Supply </text:p>
            </text:list-item>
            <text:list-item>
              <text:p text:style-name="P50">(5) Perfectly Inelastic Supply </text:p>
            </text:list-item>
          </text:list>
        </text:list-item>
        <text:list-item>
          <text:p text:style-name="P49">Determinants/Factors of Price Elasticity of Supply </text:p>
          <text:list>
            <text:list-item>
              <text:p text:style-name="P49">(i) Time period </text:p>
            </text:list-item>
            <text:list-item>
              <text:p text:style-name="P49">(ii) Ability to store output </text:p>
            </text:list-item>
            <text:list-item>
              <text:p text:style-name="P49">(iii) Factor mobility </text:p>
            </text:list-item>
            <text:list-item>
              <text:p text:style-name="P49">(iv) Changes in marginal cost of production </text:p>
            </text:list-item>
            <text:list-item>
              <text:p text:style-name="P49">(v) Excess supply </text:p>
            </text:list-item>
            <text:list-item>
              <text:p text:style-name="P49">(vi) Availability of infrastructure facilities </text:p>
            </text:list-item>
            <text:list-item>
              <text:p text:style-name="P52">(vii) Agricultural or industrial products </text:p>
            </text:list-item>
          </text:list>
        </text:list-item>
      </text:list>
      <text:p text:style-name="P27"/>
      <text:h text:style-name="P35" text:outline-level="2"><text:bookmark-start text:name="__RefHeading___Toc75_3123224662"/>Chapter 5 (Utility)<text:bookmark-end text:name="__RefHeading___Toc75_3123224662"/></text:h>
      <text:p text:style-name="P53"/>
      <text:p text:style-name="P53">Theory of Consumer Behavior </text:p>
      <text:list text:style-name="L8">
        <text:list-item>
          <text:p text:style-name="P54">Cardinal Utility Analysis/Approach </text:p>
          <text:list>
            <text:list-item>
              <text:p text:style-name="P55">Definition and Explanation <text:span text:style-name="T11">*</text:span></text:p>
            </text:list-item>
            <text:list-item>
              <text:p text:style-name="P54">Assumptions of Cardinal Utility Analysis </text:p>
            </text:list-item>
            <text:list-item>
              <text:p text:style-name="P54">Criticism </text:p>
            </text:list-item>
            <text:list-item>
              <text:p text:style-name="P56">Different types of utility *<text:span text:style-name="T35">*</text:span></text:p>
              <text:list>
                <text:list-item>
                  <text:p text:style-name="P55">Total Utility (TU) </text:p>
                  <text:list>
                    <text:list-item>
                      <text:p text:style-name="P55">Definition and Explanation </text:p>
                    </text:list-item>
                    <text:list-item>
                      <text:p text:style-name="P55">Formula </text:p>
                    </text:list-item>
                  </text:list>
                </text:list-item>
                <text:list-item>
                  <text:p text:style-name="P55">Marginal Utility (MU) </text:p>
                  <text:list>
                    <text:list-item>
                      <text:p text:style-name="P55">Definition and Explanation </text:p>
                    </text:list-item>
                    <text:list-item>
                      <text:p text:style-name="P55">Formula </text:p>
                    </text:list-item>
                  </text:list>
                </text:list-item>
              </text:list>
            </text:list-item>
            <text:list-item>
              <text:p text:style-name="P54">Relationship between Total Utility and Marginal Utility </text:p>
            </text:list-item>
            <text:list-item>
              <text:p text:style-name="P54">Law of Diminishing Marginal Utility </text:p>
              <text:list>
                <text:list-item>
                  <text:p text:style-name="P54">Definition and Statement of the Law </text:p>
                </text:list-item>
                <text:list-item>
                  <text:p text:style-name="P54">Assumptions of Law of Diminishing Marginal Utility </text:p>
                </text:list-item>
                <text:list-item>
                  <text:p text:style-name="P54">Explanation and Example of Law of Diminishing Marginal Utility </text:p>
                </text:list-item>
                <text:list-item>
                  <text:p text:style-name="P54">Limitations/Exceptions of Law of Diminishing Marginal Utility </text:p>
                </text:list-item>
                <text:list-item>
                  <text:p text:style-name="P54">Practical Importance of Law of Diminishing Marginal Utility </text:p>
                </text:list-item>
              </text:list>
            </text:list-item>
            <text:list-item>
              <text:p text:style-name="P55">Law of Equi-Marginal Utility <text:span text:style-name="T36">*</text:span></text:p>
              <text:list>
                <text:list-item>
                  <text:p text:style-name="P54">Other Names of this Law </text:p>
                </text:list-item>
                <text:list-item>
                  <text:p text:style-name="P55">Definition and Statement of Law of Equi-Marginal Utility </text:p>
                </text:list-item>
                <text:list-item>
                  <text:p text:style-name="P55">Assumptions of Law of Equi-Marginal Utility <text:span text:style-name="T36">*</text:span></text:p>
                </text:list-item>
                <text:list-item>
                  <text:p text:style-name="P54">Example and Explanation of Law of Equi-Marginal Utility </text:p>
                </text:list-item>
                <text:list-item>
                  <text:p text:style-name="P55">Limitations/ Exceptions of Law of Equi-Marginal Utility <text:span text:style-name="T36">*</text:span></text:p>
                </text:list-item>
                <text:list-item>
                  <text:p text:style-name="P54">Importance of Law of Equi-Marginal Utility </text:p>
                </text:list-item>
              </text:list>
            </text:list-item>
            <text:list-item>
              <text:p text:style-name="P57">Derivation of the Demand Curve in Terms of Utility Analysis </text:p>
              <text:list>
                <text:list-item>
                  <text:p text:style-name="P57">Assumptions </text:p>
                </text:list-item>
                <text:list-item>
                  <text:p text:style-name="P57">Derivation of Demand Curve in the Case of a Single Commodity (Law of Diminishing Marginal Utility) </text:p>
                </text:list-item>
                <text:list-item>
                  <text:p text:style-name="P58">Derivation of the Demand Curve in the Case of Two or More than Two Commodities (Law of Equi-Marginal Utility) </text:p>
                </text:list-item>
              </text:list>
            </text:list-item>
          </text:list>
        </text:list-item>
      </text:list>
      <text:p text:style-name="P26"/>
      <text:p text:style-name="P26"/>
      <text:h text:style-name="P59" text:outline-level="1"><text:bookmark-start text:name="__RefHeading___Toc77_3123224662"/><text:span text:style-name="T37">Government</text:span><text:bookmark-end text:name="__RefHeading___Toc77_3123224662"/></text:h>
      <text:list text:style-name="L9">
        <text:list-item>
          <text:p text:style-name="P60"><text:span text:style-name="Strong_20_Emphasis"><text:span text:style-name="T38">Politics</text:span></text:span><text:span text:style-name="T38"> </text:span></text:p>
          <text:list>
            <text:list-item>
              <text:p text:style-name="P61">Definitions of Politics <text:span text:style-name="T39">*</text:span></text:p>
            </text:list-item>
          </text:list>
        </text:list-item>
        <text:list-item>
          <text:p text:style-name="P62"><text:span text:style-name="Strong_20_Emphasis"><text:span text:style-name="T38">Government</text:span></text:span><text:span text:style-name="T38"> </text:span></text:p>
          <text:list>
            <text:list-item>
              <text:p text:style-name="P61">Definitions of Government <text:span text:style-name="T40">*</text:span><text:span text:style-name="T39">*</text:span></text:p>
            </text:list-item>
            <text:list-item>
              <text:p text:style-name="P63"><text:span text:style-name="T41">↓ (later)</text:span></text:p>
            </text:list-item>
          </text:list>
        </text:list-item>
        <text:list-item>
          <text:p text:style-name="P64">Impact of digital technologies on government services <text:span text:style-name="T42">(Learn from AI/ blogs)</text:span></text:p>
        </text:list-item>
        <text:list-item>
          <text:p text:style-name="P62"><text:span text:style-name="Strong_20_Emphasis"><text:span text:style-name="T38">Political Science</text:span></text:span><text:span text:style-name="T38"> </text:span></text:p>
          <text:list>
            <text:list-item>
              <text:p text:style-name="P65">Definition of Political Science </text:p>
              <text:list>
                <text:list-item>
                  <text:p text:style-name="P65">Traditional Definitions (focused on state and government) </text:p>
                </text:list-item>
                <text:list-item>
                  <text:p text:style-name="P65">Modern Definitions (behavioral approach, politics as activity and process) </text:p>
                </text:list-item>
              </text:list>
            </text:list-item>
            <text:list-item>
              <text:p text:style-name="P65">Nature of Political Science (Science or Art) </text:p>
              <text:list>
                <text:list-item>
                  <text:p text:style-name="P65">Arguments against Political Science as a Science </text:p>
                </text:list-item>
                <text:list-item>
                  <text:p text:style-name="P65">Arguments in favor of Political Science as a Science </text:p>
                </text:list-item>
                <text:list-item>
                  <text:p text:style-name="P65">Political Science as both a Science and an Art </text:p>
                </text:list-item>
              </text:list>
            </text:list-item>
            <text:list-item>
              <text:p text:style-name="P65">Changing dynamics of the meaning and nature of Political Science (post World War II) </text:p>
            </text:list-item>
            <text:list-item>
              <text:p text:style-name="P61">Scope of Political Science <text:span text:style-name="T43">*</text:span><text:span text:style-name="T44">*</text:span></text:p>
            </text:list-item>
            <text:list-item>
              <text:p text:style-name="P65">Difference between politics and Political Science </text:p>
            </text:list-item>
          </text:list>
        </text:list-item>
        <text:list-item>
          <text:p text:style-name="P62"><text:span text:style-name="Strong_20_Emphasis"><text:span text:style-name="T38">Political Theory</text:span></text:span><text:span text:style-name="T38"> </text:span></text:p>
          <text:list>
            <text:list-item>
              <text:p text:style-name="P65">Theoretical politics vs. applied politics </text:p>
            </text:list-item>
          </text:list>
        </text:list-item>
        <text:list-item>
          <text:p text:style-name="P62"><text:span text:style-name="Strong_20_Emphasis"><text:span text:style-name="T45">Political Ideology</text:span></text:span><text:span text:style-name="T45"> </text:span><text:span text:style-name="T46">*</text:span></text:p>
          <text:list>
            <text:list-item>
              <text:p text:style-name="P61">Definition of Political Ideology <text:span text:style-name="T47">*</text:span></text:p>
            </text:list-item>
            <text:list-item>
              <text:p text:style-name="P65">Characteristics of Ideology </text:p>
            </text:list-item>
            <text:list-item>
              <text:p text:style-name="P65">Roles of political ideologies </text:p>
            </text:list-item>
            <text:list-item>
              <text:p text:style-name="P61">List of political ideologies <text:line-break/>(Anarchism, Conservatism, Ecologism, Fascism, Feminism) </text:p>
            </text:list-item>
          </text:list>
        </text:list-item>
        <text:list-item>
          <text:p text:style-name="P62"><text:span text:style-name="Strong_20_Emphasis"><text:span text:style-name="T38">Political Beliefs</text:span></text:span><text:span text:style-name="T38"> </text:span></text:p>
          <text:list>
            <text:list-item>
              <text:p text:style-name="P65">Definition of Political Beliefs </text:p>
            </text:list-item>
          </text:list>
        </text:list-item>
        <text:list-item>
          <text:p text:style-name="P62"><text:span text:style-name="Strong_20_Emphasis"><text:span text:style-name="T38">Political Socialization Factors</text:span></text:span><text:span text:style-name="T38"> </text:span></text:p>
        </text:list-item>
        <text:list-item>
          <text:p text:style-name="P62"><text:span text:style-name="Strong_20_Emphasis"><text:span text:style-name="T38">Authority</text:span></text:span><text:span text:style-name="T38"> </text:span></text:p>
          <text:list>
            <text:list-item>
              <text:p text:style-name="P61">Definition of Authority <text:span text:style-name="T48">*</text:span></text:p>
            </text:list-item>
            <text:list-item>
              <text:p text:style-name="P61">Weber’s Three Types of Authority <text:span text:style-name="T49">*</text:span><text:span text:style-name="T48">*</text:span><text:line-break/>(Traditional, Charismatic, Rational-Legal) </text:p>
            </text:list-item>
            <text:list-item>
              <text:p text:style-name="P65"><text:soft-page-break/>Primary vs. Secondary Authorities (in law) </text:p>
            </text:list-item>
            <text:list-item>
              <text:p text:style-name="P61">Authority vs. Power <text:span text:style-name="T50">*</text:span><text:span text:style-name="T51">*</text:span></text:p>
            </text:list-item>
          </text:list>
        </text:list-item>
        <text:list-item>
          <text:p text:style-name="P62"><text:span text:style-name="Strong_20_Emphasis"><text:span text:style-name="T38">Power</text:span></text:span><text:span text:style-name="T38"> </text:span></text:p>
          <text:list>
            <text:list-item>
              <text:p text:style-name="P65">Definitions of Power </text:p>
            </text:list-item>
            <text:list-item>
              <text:p text:style-name="P65">Basis and Types of Power <text:line-break/>(Positional, Relational, Expertise) </text:p>
            </text:list-item>
            <text:list-item>
              <text:p text:style-name="P65">French and Raven’s Six Bases of Power <text:line-break/>(Coercive, Reward, Legitimate, Referent, Expert, Informational) </text:p>
            </text:list-item>
          </text:list>
        </text:list-item>
        <text:list-item>
          <text:p text:style-name="P62"><text:span text:style-name="Strong_20_Emphasis"><text:span text:style-name="T38">Legitimacy</text:span></text:span></text:p>
          <text:list>
            <text:list-item>
              <text:p text:style-name="P66">Political Legitimacy </text:p>
              <text:list>
                <text:list-item>
                  <text:p text:style-name="P67">Sources of Political Legitimacy <text:span text:style-name="T52">*</text:span><text:span text:style-name="T53">*</text:span></text:p>
                </text:list-item>
                <text:list-item>
                  <text:p text:style-name="P66">Factors That Affect Legitimacy </text:p>
                </text:list-item>
              </text:list>
            </text:list-item>
          </text:list>
        </text:list-item>
        <text:list-item>
          <text:p text:style-name="P62"><text:span text:style-name="Strong_20_Emphasis"><text:span text:style-name="T38">Nation-State</text:span></text:span><text:span text:style-name="T38"> </text:span></text:p>
          <text:list>
            <text:list-item>
              <text:p text:style-name="P65">Definition of Nation-State </text:p>
            </text:list-item>
            <text:list-item>
              <text:p text:style-name="P61"><text:span text:style-name="T54">7 </text:span>Characteristics of a Nation <text:span text:style-name="T52">*</text:span><text:span text:style-name="T55">*</text:span></text:p>
            </text:list-item>
          </text:list>
        </text:list-item>
        <text:list-item>
          <text:p text:style-name="P62"><text:span text:style-name="Strong_20_Emphasis"><text:span text:style-name="T38">Nationalism</text:span></text:span><text:span text:style-name="T38"> </text:span></text:p>
          <text:list>
            <text:list-item>
              <text:p text:style-name="P65">Definition of Nationalism </text:p>
            </text:list-item>
            <text:list-item>
              <text:p text:style-name="P61"><text:span text:style-name="T54">8 </text:span>Elements/Roots of Nationalism <text:span text:style-name="T56">*</text:span><text:span text:style-name="T57">*</text:span></text:p>
            </text:list-item>
          </text:list>
        </text:list-item>
        <text:list-item>
          <text:p text:style-name="P62"><text:span text:style-name="Strong_20_Emphasis"><text:span text:style-name="T38">Sovereignty</text:span></text:span><text:span text:style-name="T38"> </text:span></text:p>
          <text:list>
            <text:list-item>
              <text:p text:style-name="P61">Definition of Sovereignty <text:span text:style-name="T40">*</text:span></text:p>
            </text:list-item>
            <text:list-item>
              <text:p text:style-name="P65">Principles of Sovereignty </text:p>
            </text:list-item>
            <text:list-item>
              <text:p text:style-name="P65">Main characteristics of Sovereignty </text:p>
            </text:list-item>
            <text:list-item>
              <text:p text:style-name="P65">Types of Sovereignty </text:p>
            </text:list-item>
            <text:list-item>
              <text:p text:style-name="P65">Belief in Sovereignty (Hobbes, Bodin, Rousseau) </text:p>
            </text:list-item>
            <text:list-item>
              <text:p text:style-name="P65">Sovereignty as an essential element of the State </text:p>
            </text:list-item>
          </text:list>
        </text:list-item>
        <text:list-item>
          <text:p text:style-name="P62"><text:span text:style-name="Strong_20_Emphasis"><text:span text:style-name="T38">Justice and Equity</text:span></text:span><text:span text:style-name="T38"> </text:span></text:p>
          <text:list>
            <text:list-item>
              <text:p text:style-name="P65">Definition of Equity </text:p>
            </text:list-item>
            <text:list-item>
              <text:p text:style-name="P65">Equity vs. Equality </text:p>
            </text:list-item>
            <text:list-item>
              <text:p text:style-name="P65">Equity vs. Justice </text:p>
            </text:list-item>
            <text:list-item>
              <text:p text:style-name="P65">Rule of Justice and Equity </text:p>
            </text:list-item>
            <text:list-item>
              <text:p text:style-name="P65">Characteristics and Dimensions of Equity </text:p>
            </text:list-item>
            <text:list-item>
              <text:p text:style-name="P65">Importance of Justice in line with Equality </text:p>
            </text:list-item>
          </text:list>
        </text:list-item>
        <text:list-item>
          <text:p text:style-name="P62"><text:span text:style-name="Strong_20_Emphasis"><text:span text:style-name="T38">Liberty</text:span></text:span><text:span text:style-name="T38"> </text:span></text:p>
          <text:list>
            <text:list-item>
              <text:p text:style-name="P65">Types of Liberty </text:p>
            </text:list-item>
            <text:list-item>
              <text:p text:style-name="P65">Fundamental Rights (related to liberty) </text:p>
            </text:list-item>
            <text:list-item>
              <text:p text:style-name="P68">5 Freedom that liberty protects</text:p>
            </text:list-item>
            <text:list-item>
              <text:p text:style-name="P65"><text:span text:style-name="T58">4 fundamentals of </text:span>Freedoms </text:p>
            </text:list-item>
            <text:list-item>
              <text:p text:style-name="P68"><text:soft-page-break/>7 steps to freedom</text:p>
            </text:list-item>
            <text:list-item>
              <text:p text:style-name="P68">2 levels of freedom</text:p>
            </text:list-item>
            <text:list-item>
              <text:p text:style-name="P65"><text:span text:style-name="T58">2 </text:span>Elements <text:span text:style-name="T58">of freedom</text:span></text:p>
            </text:list-item>
            <text:list-item>
              <text:p text:style-name="P65">Definition of Freedom </text:p>
            </text:list-item>
          </text:list>
        </text:list-item>
        <text:list-item>
          <text:p text:style-name="P62"><text:span text:style-name="Strong_20_Emphasis"><text:span text:style-name="T38">State</text:span></text:span><text:span text:style-name="T38"> </text:span></text:p>
          <text:list>
            <text:list-item>
              <text:p text:style-name="P65">Definition of State </text:p>
            </text:list-item>
            <text:list-item>
              <text:p text:style-name="P61">Essential Elements of State <text:span text:style-name="T40">*</text:span><text:span text:style-name="T59">*</text:span><text:line-break/>(Population, Territory, Government, Sovereignty) </text:p>
            </text:list-item>
            <text:list-item>
              <text:p text:style-name="P61">Origin of State <text:span text:style-name="T60">*</text:span><text:line-break/>(Divine Origin Theory, Theory of Force, Social Contract Theory, Evolutionary Theory) </text:p>
            </text:list-item>
            <text:list-item>
              <text:p text:style-name="P69">Functions of the State <text:line-break/><text:span text:style-name="T61">(Main, Additional)</text:span></text:p>
              <text:list>
                <text:list-item>
                  <text:p text:style-name="P69"><text:span text:style-name="T61">Main function’s classification</text:span><text:line-break/>(Internal, External, Economic, Political, Humanitarian, Social) </text:p>
                </text:list-item>
              </text:list>
            </text:list-item>
            <text:list-item>
              <text:p text:style-name="P65">Necessity of State </text:p>
            </text:list-item>
            <text:list-item>
              <text:p text:style-name="P65">Interaction between States and Citizens in the Age of Internet </text:p>
            </text:list-item>
          </text:list>
        </text:list-item>
        <text:list-item>
          <text:p text:style-name="P70"><text:span text:style-name="Strong_20_Emphasis"><text:span text:style-name="T62">Government (again)</text:span></text:span></text:p>
          <text:list>
            <text:list-item>
              <text:p text:style-name="P71"><text:span text:style-name="Strong_20_Emphasis"><text:span text:style-name="T63">Traditional and modern form of Gover</text:span></text:span><text:span text:style-name="Strong_20_Emphasis"><text:span text:style-name="T64">n</text:span></text:span><text:span text:style-name="Strong_20_Emphasis"><text:span text:style-name="T63">ment *</text:span></text:span><text:span text:style-name="Strong_20_Emphasis"><text:span text:style-name="T65">*</text:span></text:span></text:p>
            </text:list-item>
            <text:list-item>
              <text:p text:style-name="P70"><text:span text:style-name="Strong_20_Emphasis"><text:span text:style-name="T45">Aristotle’s Classification of Government</text:span></text:span></text:p>
            </text:list-item>
            <text:list-item>
              <text:p text:style-name="P70"><text:span text:style-name="Strong_20_Emphasis"><text:span text:style-name="T66">Aristotle’s best government </text:span></text:span><text:span text:style-name="Strong_20_Emphasis"><text:span text:style-name="T67">*</text:span></text:span></text:p>
            </text:list-item>
            <text:list-item>
              <text:p text:style-name="P70"><text:span text:style-name="Strong_20_Emphasis"><text:span text:style-name="T62">Functions of Govt. in state<text:line-break/>(regulatory, service providing, developmental)</text:span></text:span></text:p>
            </text:list-item>
            <text:list-item>
              <text:p text:style-name="P72"><text:span text:style-name="Strong_20_Emphasis"><text:span text:style-name="T68">Discuss the functions of legislature *</text:span></text:span></text:p>
            </text:list-item>
          </text:list>
        </text:list-item>
        <text:list-item>
          <text:p text:style-name="P70"><text:span text:style-name="Strong_20_Emphasis"><text:span text:style-name="T38">Governance</text:span></text:span><text:span text:style-name="T38"> </text:span></text:p>
          <text:list>
            <text:list-item>
              <text:p text:style-name="P73">Definition of Governance </text:p>
            </text:list-item>
            <text:list-item>
              <text:p text:style-name="P73">Key elements of Governance </text:p>
            </text:list-item>
            <text:list-item>
              <text:p text:style-name="P70"><text:span text:style-name="T45">Government vs. Governance </text:span><text:span text:style-name="T69">*</text:span><text:span text:style-name="Strong_20_Emphasis"><text:span text:style-name="T70">*</text:span></text:span><text:span text:style-name="Strong_20_Emphasis"><text:span text:style-name="T71">*</text:span></text:span></text:p>
            </text:list-item>
          </text:list>
        </text:list-item>
        <text:list-item>
          <text:p text:style-name="P62"><text:span text:style-name="Strong_20_Emphasis"><text:span text:style-name="T38">Separation of Powers</text:span></text:span><text:span text:style-name="T38"> </text:span></text:p>
          <text:list>
            <text:list-item>
              <text:p text:style-name="P65">Doctrine of Separation of Powers </text:p>
            </text:list-item>
            <text:list-item>
              <text:p text:style-name="P65">Legislative, Executive, and Judicial functions </text:p>
            </text:list-item>
          </text:list>
        </text:list-item>
      </text:list>
      <text:p text:style-name="P74"/>
      <text:p text:style-name="P74"/>
      <text:p text:style-name="P74"/>
      <text:p text:style-name="P74"/>
      <text:p text:style-name="P75">---</text:p>
      <text:p text:style-name="P76"><text:span text:style-name="T3">Mind-maps diagram</text:span> is available on <text:span text:style-name="T3">Rising Flare</text:span> to learn where to look for which topic, especially beneficial to <text:span text:style-name="T3">visual type learners</text:span> :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TSY BRUSH" svg:font-family="'ARTSY BRUSH'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14T12:20:53.648656633</dc:date>
    <meta:editing-duration>PT5H58M2S</meta:editing-duration>
    <meta:editing-cycles>95</meta:editing-cycles>
    <meta:generator>LibreOffice/25.2.2.2$Linux_X86_64 LibreOffice_project/520$Build-2</meta:generator>
    <meta:document-statistic meta:table-count="0" meta:image-count="0" meta:object-count="0" meta:page-count="13" meta:paragraph-count="395" meta:word-count="2309" meta:character-count="13477" meta:non-whitespace-character-count="11614"/>
  </office:meta>
</office:document-meta>
</file>